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614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text-properties style:font-name="Calibri Light" fo:font-size="11pt" officeooo:paragraph-rsid="0037195f" style:font-size-asian="11pt" style:font-size-complex="11pt"/>
    </style:style>
    <style:style style:name="P27"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29" style:family="paragraph" style:parent-style-name="Table_20_Contents">
      <style:paragraph-properties fo:line-height="115%" fo:text-align="end" style:justify-single-word="false"/>
      <style:text-properties officeooo:paragraph-rsid="001b508b"/>
    </style:style>
    <style:style style:name="P30" style:family="paragraph" style:parent-style-name="Table_20_Contents">
      <style:paragraph-properties fo:line-height="115%"/>
      <style:text-properties officeooo:paragraph-rsid="003a350d"/>
    </style:style>
    <style:style style:name="P31"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3" style:family="paragraph" style:parent-style-name="Table_20_Contents">
      <style:paragraph-properties fo:text-align="end" style:justify-single-word="false"/>
      <style:text-properties officeooo:paragraph-rsid="004d962c"/>
    </style:style>
    <style:style style:name="P34"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style:paragraph-properties fo:text-align="end" style:justify-single-word="false"/>
      <style:text-properties fo:font-size="11pt" officeooo:paragraph-rsid="00189c19" style:font-size-asian="11pt" style:font-size-complex="11pt"/>
    </style:style>
    <style:style style:name="P37" style:family="paragraph" style:parent-style-name="Table_20_Contents">
      <style:paragraph-properties fo:text-align="end" style:justify-single-word="false"/>
      <style:text-properties fo:font-size="11pt" officeooo:paragraph-rsid="001b508b" style:font-size-asian="11pt" style:font-size-complex="11pt"/>
    </style:style>
    <style:style style:name="P38" style:family="paragraph" style:parent-style-name="Table_20_Contents">
      <style:text-properties fo:font-size="11pt" officeooo:paragraph-rsid="003a350d" style:font-size-asian="11pt" style:font-size-complex="11pt"/>
    </style:style>
    <style:style style:name="P39" style:family="paragraph" style:parent-style-name="Table_20_Contents" style:list-style-name="L1">
      <style:text-properties style:font-name="Calibri Light" fo:font-size="11pt" officeooo:paragraph-rsid="001b508b" style:font-size-asian="11pt" style:font-size-complex="11pt"/>
    </style:style>
    <style:style style:name="P40" style:family="paragraph" style:parent-style-name="Table_20_Contents" style:list-style-name="L1">
      <style:text-properties style:font-name="Calibri Light" fo:font-size="11pt" officeooo:rsid="0037195f" officeooo:paragraph-rsid="0037195f" style:font-size-asian="11pt" style:font-size-complex="11pt"/>
    </style:style>
    <style:style style:name="P41"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6"/>
            <text:p text:style-name="P6">EXPERIENCE</text:p>
            <text:p text:style-name="P29"><text:a xlink:type="simple" xlink:href="https://suknowledge.org/" text:style-name="Internet_20_link" text:visited-style-name="Visited_20_Internet_20_Link"><text:span text:style-name="T6">SU KNOWLEDGE HUB FOUNDATION</text:span></text:a></text:p>
            <text:p text:style-name="P22"><text:span text:style-name="T1">Incubation Center Assistant: </text:span>Nov 2023 – <text:span text:style-name="T35">Aug 2024 </text:span></text:p>
            <text:p text:style-name="P27">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8">Brought in 5+ startup incubation applications.</text:p>
            <text:p text:style-name="P37"/>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3"><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7"/>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7"/>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4">B.E <text:span text:style-name="T34">IT 2024 Graduate</text:span></text:p>
            <text:p text:style-name="P24"/>
            <text:p text:style-name="P7">OTHER INTERESTS</text:p>
            <text:p text:style-name="P35"><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0"><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8"/>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8"/>
            <text:p text:style-name="P31"><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4"><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4"/>
            <text:p text:style-name="P31"><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4"><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4"/>
            <text:p text:style-name="P32"><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4"><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4"/>
            <text:p text:style-name="P31"><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4"><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4"/>
            <text:p text:style-name="P10"><text:span text:style-name="T54">SKILLS</text:span><text:span text:style-name="T15"/></text:p>
            <text:p text:style-name="P26">Familiar with</text:p>
            <text:list text:style-name="L1">
              <text:list-item>
                <text:p text:style-name="P39"><text:span text:style-name="T35">Javascript, </text:span>Typescript, Python</text:p>
              </text:list-item>
              <text:list-item>
                <text:p text:style-name="P40">Docker, <text:span text:style-name="T56">Git, Github</text:span></text:p>
              </text:list-item>
              <text:list-item>
                <text:p text:style-name="P39">Node JS, Express JS </text:p>
              </text:list-item>
              <text:list-item>
                <text:p text:style-name="P39">MongoDB, <text:span text:style-name="T55">MySQL</text:span></text:p>
              </text:list-item>
              <text:list-item>
                <text:p text:style-name="P39">React JS, Redux </text:p>
              </text:list-item>
              <text:list-item>
                <text:p text:style-name="P41"><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09-09T20:57:40.951048291</dc:date>
    <meta:editing-duration>PT5H30M8S</meta:editing-duration>
    <meta:editing-cycles>21</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1" meta:word-count="446" meta:character-count="2826" meta:non-whitespace-character-count="2427"/>
  </office:meta>
</office:document-meta>
</file>